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4712" officeooo:paragraph-rsid="001f4712"/>
    </style:style>
    <style:style style:name="P2" style:family="paragraph" style:parent-style-name="Standard">
      <style:text-properties officeooo:paragraph-rsid="001f4712"/>
    </style:style>
    <style:style style:name="P3" style:family="paragraph" style:parent-style-name="Standard">
      <style:text-properties officeooo:rsid="0020af2e" officeooo:paragraph-rsid="0020af2e"/>
    </style:style>
    <style:style style:name="P4" style:family="paragraph" style:parent-style-name="Standard">
      <style:text-properties officeooo:rsid="0020af2e" officeooo:paragraph-rsid="0020af2e"/>
    </style:style>
    <style:style style:name="P5" style:family="paragraph" style:parent-style-name="Standard">
      <style:text-properties officeooo:rsid="0021489a" officeooo:paragraph-rsid="0021489a"/>
    </style:style>
    <style:style style:name="P6" style:family="paragraph" style:parent-style-name="Standard" style:list-style-name="L1">
      <style:text-properties officeooo:rsid="0021489a" officeooo:paragraph-rsid="0021489a"/>
    </style:style>
    <style:style style:name="P7" style:family="paragraph" style:parent-style-name="Standard" style:list-style-name="L1">
      <style:text-properties officeooo:rsid="0021810e" officeooo:paragraph-rsid="0021810e"/>
    </style:style>
    <style:style style:name="P8" style:family="paragraph" style:parent-style-name="Standard" style:list-style-name="L1">
      <style:text-properties style:text-underline-style="none" officeooo:rsid="0021810e" officeooo:paragraph-rsid="0021810e"/>
    </style:style>
    <style:style style:name="T1" style:family="text">
      <style:text-properties officeooo:rsid="001f4712"/>
    </style:style>
    <style:style style:name="T2" style:family="text">
      <style:text-properties fo:color="#000000" style:font-name="Courier New"/>
    </style:style>
    <style:style style:name="T3" style:family="text">
      <style:text-properties style:font-name="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álisis de sentimientos con Hadoop</text:p>
      <text:p text:style-name="P1">Sistemas Distribuidos de Procesamiento de Datos</text:p>
      <text:p text:style-name="P1">Miguel Ángel Monjas Llorente</text:p>
      <text:p text:style-name="P1"/>
      <text:p text:style-name="P1">Descripción del código</text:p>
      <text:p text:style-name="P3">La funcionalidad principal es la referida a la búsqueda del sentimiento medio por unidad geográfica. Como tal, se han elegido los estados de Estados Unidos, por varias razones: la abundancia de tweets provenientes de Estados Unidos <text:s/>y la relativa facilidad para encontrar cuál es el estado de procedencia. La salida del proceso es un fichero CVS conteniendo el nombre del estado, los tweets analizados para dicho estado y un indicador numérico de sentimiento.</text:p>
      <text:p text:style-name="P3"/>
      <text:p text:style-name="P5">La funcionalidad de mapeo se efectúa siguiendo los siguientes pasos:</text:p>
      <text:list xml:id="list450643769768629830" text:style-name="L1">
        <text:list-item>
          <text:p text:style-name="P6">Los tweets se leen uno a uno y se cargan con json.loads.</text:p>
        </text:list-item>
        <text:list-item>
          <text:p text:style-name="P7">Se extrae el valor asociado a las claves <text:span text:style-name="T3">text</text:span> (texto del tweet), <text:span text:style-name="T3">lang</text:span> (idioma) y place (información de localización). La existencia de estas claves se controla mediante excepciones. Si alguna de las claves falta, se omite el tweet del análisis.</text:p>
        </text:list-item>
        <text:list-item>
          <text:p text:style-name="P8">Para aquellos tweets en inglés (idioma: en) y provenientes de Estados Unidos (clave asociada al valor country_code en place: US), se extrae un indicador numérico del sentimiento a partir del diccionario AFFIN111.txt</text:p>
        </text:list-item>
      </text:list>
      <text:p text:style-name="P1"/>
      <text:p text:style-name="P1">Estrategias de ejecución</text:p>
      <text:p text:style-name="P1"/>
      <text:p text:style-name="P1">Evaluación</text:p>
      <text:p text:style-name="P1"/>
      <text:p text:style-name="P1">Comentarios personales</text:p>
      <text:p text:style-name="P1">La práctica parecía aparentemente “fácil” (lo es, de hecho), pero ha planteado diversas dificultades fruto, en general, de la falta de experiencia con sistemas HDFS y MapReduce en general. Se ha perseguido la ejecución del código tanto en Hortonworks Sandbox como en Amazon Elastic MapReduce, con resultados diversos.</text:p>
      <text:p text:style-name="P1"/>
      <text:p text:style-name="P2"><text:span text:style-name="T1">La mayor dificultad de la ejecución en Hortonworks Sandbox, más allá de las no siempre evidentes formas de interactuar con la máquina virtual (el acceso ha de hacerse a través de un cliente ssh y no a través de la consola; el HDFS File System ha de inicializarse; el hostname del cluster es </text:span><text:span text:style-name="T2">sandbox.hortonworks.com</text:span><text:span text:style-name="T1">, por poner algunos ejemplos), ha tenido dos vertientes: que hay que tener en cuenta, como en mi caso, que hay que convertir la codificación de los ficheros de Windows a CentOS (dos2unix), y que los scripts Python que implementan las funcionalidades de map y reduce deben ser autocontenidos y usar solo los paquetes estándar. Aunque es posible instalar <text:s/>nuevos paquetes de Python, estos son ignorados en la ejecución, por lo que, como mucho, es posible cargar datos desde ficheros de texto, pero no importar funciones o datos desde otros scripts Python.</text:span></text:p>
      <text:p text:style-name="P2"/>
      <text:p text:style-name="P3">El tiempo dedicado está en el entorno de las 20 horas, contando aquí no solo la programación del código sino la gestión tanto de Hortonworks Sandbox como la, fallida, ejecución en EM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8:53:02.971000000</meta:creation-date>
    <meta:editing-duration>PT1H2M24S</meta:editing-duration>
    <meta:editing-cycles>4</meta:editing-cycles>
    <meta:generator>LibreOffice/5.2.2.2$Windows_x86 LibreOffice_project/8f96e87c890bf8fa77463cd4b640a2312823f3ad</meta:generator>
    <dc:date>2016-11-20T19:55:24.903000000</dc:date>
    <meta:document-statistic meta:table-count="0" meta:image-count="0" meta:object-count="0" meta:page-count="1" meta:paragraph-count="15" meta:word-count="419" meta:character-count="2601" meta:non-whitespace-character-count="2198"/>
  </office:meta>
</office:document-meta>
</file>